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line-height="150%"/>
    </style:style>
    <style:style style:name="T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20" style:parent-style-name="Standard" style:family="paragraph">
      <style:paragraph-properties fo:line-height="150%"/>
    </style:style>
    <style:style style:name="T21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2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25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27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28" style:parent-style-name="Standard" style:family="paragraph">
      <style:paragraph-properties fo:line-height="150%"/>
    </style:style>
    <style:style style:name="T2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3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33" style:parent-style-name="Standard" style:family="paragraph">
      <style:paragraph-properties fo:text-align="justify" fo:line-height="150%"/>
    </style:style>
    <style:style style:name="T3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38" style:parent-style-name="Standard" style:family="paragraph">
      <style:paragraph-properties fo:line-height="150%"/>
    </style:style>
    <style:style style:name="T39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0" style:parent-style-name="Textbody" style:family="paragraph">
      <style:paragraph-properties fo:line-height="150%"/>
    </style:style>
    <style:style style:name="T41" style:parent-style-name="Fonteparág.padrão" style:family="text">
      <style:text-properties style:font-name="arial, sans-serif" style:font-name-asian="Times New Roman" style:font-name-complex="Times New Roman" fo:font-weight="bold" style:font-weight-asian="bold" fo:color="#222222" fo:font-size="9.5pt" style:font-size-asian="9.5pt" fo:language="pt" fo:country="BR"/>
    </style:style>
    <style:style style:name="T42" style:parent-style-name="Fonteparág.padrão" style:family="text">
      <style:text-properties style:font-name="arial, sans-serif" style:font-name-asian="Times New Roman" style:font-name-complex="Times New Roman" fo:color="#222222" fo:font-size="9.5pt" style:font-size-asian="9.5pt" fo:language="pt" fo:country="BR"/>
    </style:style>
    <style:style style:name="T43" style:parent-style-name="Fonteparág.padrão" style:family="text">
      <style:text-properties style:font-name="arial, sans-serif" style:font-name-asian="Times New Roman" style:font-name-complex="Times New Roman" fo:font-weight="bold" style:font-weight-asian="bold" fo:color="#222222" fo:font-size="9.5pt" style:font-size-asian="9.5pt" fo:language="pt" fo:country="BR"/>
    </style:style>
    <style:style style:name="P44" style:parent-style-name="Textbody" style:family="paragraph">
      <style:paragraph-properties fo:line-height="150%"/>
    </style:style>
    <style:style style:name="T45" style:parent-style-name="Fonteparág.padrão" style:family="text">
      <style:text-properties style:font-name="arial, sans-serif" fo:font-weight="bold" style:font-weight-asian="bold" fo:color="#222222" fo:font-size="9.5pt" style:font-size-asian="9.5pt" fo:language="pt" fo:country="BR"/>
    </style:style>
    <style:style style:name="T46" style:parent-style-name="Fonteparág.padrão" style:family="text">
      <style:text-properties style:font-name="arial, sans-serif" fo:color="#222222" fo:font-size="9.5pt" style:font-size-asian="9.5pt" fo:language="pt" fo:country="BR"/>
    </style:style>
    <style:style style:name="T47" style:parent-style-name="Fonteparág.padrão" style:family="text">
      <style:text-properties style:font-name="arial, sans-serif" fo:color="#222222" fo:font-size="9.5pt" style:font-size-asian="9.5pt" fo:language="pt" fo:country="BR"/>
    </style:style>
    <style:style style:name="T48" style:parent-style-name="Fonteparág.padrão" style:family="text">
      <style:text-properties style:font-name="arial, sans-serif" fo:font-weight="bold" style:font-weight-asian="bold" fo:color="#222222" fo:font-size="9.5pt" style:font-size-asian="9.5pt" fo:language="pt" fo:country="BR"/>
    </style:style>
    <style:style style:name="P49" style:parent-style-name="Textbody" style:family="paragraph">
      <style:paragraph-properties fo:line-height="150%"/>
    </style:style>
    <style:style style:name="T50" style:parent-style-name="Fonteparág.padrão" style:family="text">
      <style:text-properties style:font-name="arial, sans-serif" fo:font-weight="bold" style:font-weight-asian="bold" fo:color="#222222" fo:font-size="9.5pt" style:font-size-asian="9.5pt" fo:language="pt" fo:country="BR"/>
    </style:style>
    <style:style style:name="T51" style:parent-style-name="Fonteparág.padrão" style:family="text">
      <style:text-properties style:font-name="arial, sans-serif" fo:color="#222222" fo:font-size="9.5pt" style:font-size-asian="9.5pt" fo:language="pt" fo:country="BR"/>
    </style:style>
    <style:style style:name="T52" style:parent-style-name="Fonteparág.padrão" style:family="text">
      <style:text-properties style:font-name="arial, sans-serif" fo:font-weight="bold" style:font-weight-asian="bold" fo:color="#222222" fo:font-size="9.5pt" style:font-size-asian="9.5pt" fo:language="pt" fo:country="BR"/>
    </style:style>
    <style:style style:name="P53" style:parent-style-name="Textbody" style:family="paragraph">
      <style:paragraph-properties fo:line-height="150%"/>
    </style:style>
    <style:style style:name="T54" style:parent-style-name="Fonteparág.padrão" style:family="text">
      <style:text-properties style:font-name="arial, sans-serif" fo:font-weight="bold" style:font-weight-asian="bold" fo:color="#222222" fo:font-size="9.5pt" style:font-size-asian="9.5pt" fo:language="pt" fo:country="BR"/>
    </style:style>
    <style:style style:name="T55" style:parent-style-name="Fonteparág.padrão" style:family="text">
      <style:text-properties style:font-name="arial, sans-serif" fo:color="#222222" fo:font-size="9.5pt" style:font-size-asian="9.5pt" fo:language="pt" fo:country="BR"/>
    </style:style>
    <style:style style:name="T56" style:parent-style-name="Fonteparág.padrão" style:family="text">
      <style:text-properties style:font-name="arial, sans-serif" fo:font-weight="bold" style:font-weight-asian="bold" fo:color="#222222" fo:font-size="9.5pt" style:font-size-asian="9.5pt" fo:language="pt" fo:country="BR"/>
    </style:style>
    <style:style style:name="P57" style:parent-style-name="Textbody" style:family="paragraph">
      <style:paragraph-properties fo:line-height="150%"/>
    </style:style>
    <style:style style:name="T58" style:parent-style-name="Fonteparág.padrão" style:family="text">
      <style:text-properties style:font-name="arial, sans-serif" fo:font-weight="bold" style:font-weight-asian="bold" fo:color="#222222" fo:font-size="9.5pt" style:font-size-asian="9.5pt" fo:language="pt" fo:country="BR"/>
    </style:style>
    <style:style style:name="T59" style:parent-style-name="Fonteparág.padrão" style:family="text">
      <style:text-properties style:font-name="arial, sans-serif" fo:color="#222222" fo:font-size="9.5pt" style:font-size-asian="9.5pt" fo:language="pt" fo:country="BR"/>
    </style:style>
    <style:style style:name="T60" style:parent-style-name="Fonteparág.padrão" style:family="text">
      <style:text-properties style:font-name="arial, sans-serif" fo:font-weight="bold" style:font-weight-asian="bold" fo:color="#222222" fo:font-size="9.5pt" style:font-size-asian="9.5pt" fo:language="pt" fo:country="BR"/>
    </style:style>
    <style:style style:name="P61" style:parent-style-name="Textbody" style:family="paragraph">
      <style:paragraph-properties fo:line-height="150%"/>
    </style:style>
    <style:style style:name="T62" style:parent-style-name="Fonteparág.padrão" style:family="text">
      <style:text-properties style:font-name="arial, sans-serif" fo:font-weight="bold" style:font-weight-asian="bold" fo:color="#222222" fo:font-size="9.5pt" style:font-size-asian="9.5pt" fo:language="pt" fo:country="BR"/>
    </style:style>
    <style:style style:name="T63" style:parent-style-name="Fonteparág.padrão" style:family="text">
      <style:text-properties style:font-name="arial, sans-serif" fo:color="#222222" fo:font-size="9.5pt" style:font-size-asian="9.5pt" fo:language="pt" fo:country="BR"/>
    </style:style>
    <style:style style:name="T64" style:parent-style-name="Fonteparág.padrão" style:family="text">
      <style:text-properties style:font-name="arial, sans-serif" fo:font-weight="bold" style:font-weight-asian="bold" fo:color="#222222" fo:font-size="9.5pt" style:font-size-asian="9.5pt" fo:language="pt" fo:country="BR"/>
    </style:style>
    <style:style style:name="P65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66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67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68" style:parent-style-name="Standard" style:family="paragraph">
      <style:paragraph-properties fo:line-height="150%"/>
    </style:style>
    <style:style style:name="T69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T70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1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  <style:style style:name="P73" style:parent-style-name="Standard" style:family="paragraph">
      <style:paragraph-properties fo:text-align="justify" fo:line-height="150%"/>
    </style:style>
    <style:style style:name="T7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6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77" style:parent-style-name="Standard" style:family="paragraph">
      <style:paragraph-properties fo:line-height="150%"/>
    </style:style>
    <style:style style:name="T78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79" style:parent-style-name="Fonteparág.padrão" style:family="text">
      <style:text-properties style:font-name="arial, sans-serif" style:font-name-asian="Times New Roman" style:font-name-complex="Times New Roman" fo:color="#222222" fo:font-size="9.5pt" style:font-size-asian="9.5pt" fo:language="pt" fo:country="BR"/>
    </style:style>
    <style:style style:name="P80" style:parent-style-name="Standard" style:family="paragraph">
      <style:paragraph-properties fo:line-height="150%"/>
      <style:text-properties style:font-name="Times New Roman" style:font-name-asian="Times New Roman" style:font-name-complex="Times New Roman" fo:language="pt" fo:country="BR"/>
    </style:style>
    <style:style style:name="P81" style:parent-style-name="Standard" style:family="paragraph">
      <style:paragraph-properties fo:text-align="justify" fo:line-height="150%"/>
    </style:style>
    <style:style style:name="T8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 fo:language="pt" fo:country="BR"/>
    </style:style>
  </office:automatic-styles>
  <office:body>
    <office:text text:use-soft-page-breaks="true">
      <text:p text:style-name="P1"><text:span text:style-name="T9">Aluno</text:span><text:span text:style-name="T10">: Thais Cardoso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Data:</text:span><text:span text:style-name="T19"><text:s/>21/11/2013</text:span></text:p>
      <text:p text:style-name="P20"><text:span text:style-name="T21">Fase/Iteração:</text:span><text:span text:style-name="T22"><text:s/>Sprint<text:s/></text:span><text:span text:style-name="T23"><text:tab/>8</text:span><text:span text:style-name="T24"><text:tab/><text:s text:c="66"/></text:span><text:span text:style-name="T25">Esforço Total:</text:span><text:span text:style-name="T26"><text:s/>12 horas</text:span></text:p>
      <text:p text:style-name="P27"/>
      <text:p text:style-name="P28"><text:span text:style-name="T29">Atividade: Planejamento da Equipe V&amp;V</text:span><text:span text:style-name="T30"><text:tab/></text:span><text:span text:style-name="T31"><text:tab/><text:s text:c="15"/></text:span><text:span text:style-name="T32">Esforço: 2 hora</text:span></text:p>
      <text:p text:style-name="P33"><text:span text:style-name="T34">Descrição: Foi planejado e atribuído aos membros do grupo<text:s/></text:span><text:span text:style-name="T35">atividades para essa semana.</text:span><text:span text:style-name="T36"><text:tab/>Além disso foi agendado uma inspenção dos artefatos da equipe PCP para p dia 22/11/2013.</text:span><text:span text:style-name="T37"><text:tab/></text:span></text:p>
      <text:p text:style-name="P38"><text:span text:style-name="T39">Produtos: Tickets criados no redmine:</text:span></text:p>
      <text:list text:style-name="LFO2" text:continue-numbering="true">
        <text:list-item>
          <text:p text:style-name="P40"><text:span text:style-name="T41">Ana -<text:s/></text:span><text:span text:style-name="T42"><text:s/>verificação do plano da qualidade </text:span><text:span text:style-name="T43">ticket #270</text:span></text:p>
        </text:list-item>
        <text:list-item>
          <text:p text:style-name="P44"><text:span text:style-name="T45">Andressa -<text:s/></text:span><text:span text:style-name="T46">validação dos documentos referentes</text:span><text:span text:style-name="T47"><text:s/>a requisitos </text:span><text:span text:style-name="T48">ticket #263</text:span></text:p>
        </text:list-item>
        <text:list-item>
          <text:p text:style-name="P49"><text:span text:style-name="T50">Augusto -<text:s/></text:span><text:span text:style-name="T51"><text:s/>validação do documento de GCO </text:span><text:span text:style-name="T52">ticket #252</text:span></text:p>
        </text:list-item>
        <text:list-item>
          <text:p text:style-name="P53"><text:span text:style-name="T54">Danillo -<text:s/></text:span><text:span text:style-name="T55"><text:s/>validação da verificação </text:span><text:span text:style-name="T56">ticket #265</text:span></text:p>
        </text:list-item>
        <text:list-item>
          <text:p text:style-name="P57"><text:span text:style-name="T58">Rafael  -<text:s/></text:span><text:span text:style-name="T59">validação da arquitetura e do projeto detalhado </text:span><text:span text:style-name="T60">ticket #264</text:span></text:p>
        </text:list-item>
        <text:list-item>
          <text:p text:style-name="P61"><text:span text:style-name="T62">Thais</text:span><text:span text:style-name="T63"> - escrever os roteiros de teste </text:span><text:span text:style-name="T64">ticket #271</text:span></text:p>
        </text:list-item>
      </text:list>
      <text:p text:style-name="P65">Equipe:<text:s/>não se aplica</text:p>
      <text:p text:style-name="P66">Artefato: não se aplica</text:p>
      <text:p text:style-name="P67"/>
      <text:p text:style-name="P68"><text:span text:style-name="T69">Atividade: Elaboração dos Roteiros de teste</text:span><text:span text:style-name="T70"><text:tab/></text:span><text:span text:style-name="T71"><text:tab/><text:s text:c="15"/></text:span><text:span text:style-name="T72">Esforço: 10 horas</text:span></text:p>
      <text:p text:style-name="P73"><text:span text:style-name="T74">Descrição: <text:s/>Foi iniciado a elaboração dos roteiros de teste. A tarefa ainda não foi concluída.</text:span><text:span text:style-name="T75"><text:tab/></text:span><text:span text:style-name="T76"><text:tab/></text:span></text:p>
      <text:p text:style-name="P77"><text:span text:style-name="T78">Produtos:<text:s/></text:span><text:span text:style-name="T79">Casos de teste no testllink</text:span></text:p>
      <text:p text:style-name="P80">Equipe: não se aplica</text:p>
      <text:p text:style-name="P81"><text:span text:style-name="T82">Artefato: Roteiros de teste no testlin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arial, sans-serif" svg:font-family="arial, sans-serif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Título" style:display-name="Título" style:family="paragraph" style:parent-style-name="Standard">
      <style:paragraph-properties fo:keep-with-next="always" fo:text-align="center" fo:margin-top="0.1666in" fo:margin-bottom="0.0416in"/>
      <style:text-properties style:font-name-asian="MS Mincho" style:font-name-complex="Tahoma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Semlista1" style:display-name="Sem lista1" style:family="paragraph"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4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7" style:parent-style-name="Fonteparág.padrão" style:family="text">
      <style:text-properties style:font-name="Times New Roman" style:font-name-asian="Times New Roman" style:font-name-complex="Times New Roman"/>
    </style:style>
    <style:style style:name="P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figuras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text:span text:style-name="T4">Fábrica</text:span><text:span text:style-name="T5"><text:s/>de Software – Instituto de Informática – Universidade Federal de Goiás</text:span></text:p>
        <text:p text:style-name="P6">RELPREV</text:p>
        <text:p text:style-name="Standard"><text:span text:style-name="T7">Relatório Individual</text:span></text:p>
        <text:p text:style-name="P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ais cardoso moura de souza</meta:initial-creator>
    <dc:creator>thais cardoso moura de souza</dc:creator>
    <meta:creation-date>2013-11-21T22:04:00Z</meta:creation-date>
    <dc:date>2013-11-21T22:04:00Z</dc:date>
    <meta:template xlink:href="Normal" xlink:type="simple"/>
    <meta:editing-cycles>2</meta:editing-cycles>
    <meta:editing-duration>PT60S</meta:editing-duration>
    <meta:document-statistic meta:page-count="1" meta:paragraph-count="2" meta:word-count="173" meta:character-count="1111" meta:row-count="7" meta:non-whitespace-character-count="940"/>
  </office:meta>
</office:document-meta>
</file>